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language="it" fo:country="IT" officeooo:rsid="001fbad3" officeooo:paragraph-rsid="001fbad3"/>
    </style:style>
    <style:style style:name="P2" style:family="paragraph" style:parent-style-name="Standard" style:list-style-name="L1">
      <style:paragraph-properties fo:text-align="start" style:justify-single-word="false"/>
      <style:text-properties fo:language="it" fo:country="IT" officeooo:rsid="0020d8fd" officeooo:paragraph-rsid="0020d8fd"/>
    </style:style>
    <style:style style:name="P3" style:family="paragraph" style:parent-style-name="Standard" style:list-style-name="L1">
      <style:paragraph-properties fo:text-align="start" style:justify-single-word="false"/>
      <style:text-properties fo:language="it" fo:country="IT" officeooo:rsid="0022bda9" officeooo:paragraph-rsid="0022bda9"/>
    </style:style>
    <style:style style:name="P4" style:family="paragraph" style:parent-style-name="Standard" style:list-style-name="L1">
      <style:paragraph-properties fo:text-align="start" style:justify-single-word="false"/>
      <style:text-properties fo:language="it" fo:country="IT" officeooo:rsid="00238b1e" officeooo:paragraph-rsid="00238b1e"/>
    </style:style>
    <style:style style:name="P5" style:family="paragraph" style:parent-style-name="Standard" style:list-style-name="L1">
      <style:paragraph-properties fo:text-align="start" style:justify-single-word="false"/>
      <style:text-properties fo:language="it" fo:country="IT" officeooo:rsid="002539cd" officeooo:paragraph-rsid="002539cd"/>
    </style:style>
    <style:style style:name="P6" style:family="paragraph" style:parent-style-name="Standard" style:list-style-name="L1">
      <style:paragraph-properties fo:text-align="start" style:justify-single-word="false"/>
      <style:text-properties fo:language="it" fo:country="IT" officeooo:rsid="0026c548" officeooo:paragraph-rsid="0026c548"/>
    </style:style>
    <style:style style:name="P7" style:family="paragraph" style:parent-style-name="Standard" style:list-style-name="L1">
      <style:paragraph-properties fo:text-align="start" style:justify-single-word="false"/>
      <style:text-properties fo:language="it" fo:country="IT" officeooo:rsid="00286490" officeooo:paragraph-rsid="00286490"/>
    </style:style>
    <style:style style:name="P8" style:family="paragraph" style:parent-style-name="Standard" style:list-style-name="L1">
      <style:paragraph-properties fo:text-align="start" style:justify-single-word="false"/>
      <style:text-properties fo:language="it" fo:country="IT" officeooo:rsid="0029307e" officeooo:paragraph-rsid="0029307e"/>
    </style:style>
    <style:style style:name="P9" style:family="paragraph" style:parent-style-name="Standard">
      <style:paragraph-properties fo:text-align="center" style:justify-single-word="false"/>
      <style:text-properties fo:font-size="16pt" fo:language="it" fo:country="IT" fo:font-weight="bold" officeooo:rsid="001fbad3" officeooo:paragraph-rsid="001fbad3" style:font-size-asian="16pt" style:font-weight-asian="bold" style:font-size-complex="16pt" style:font-weight-complex="bold"/>
    </style:style>
    <style:style style:name="T1" style:family="text">
      <style:text-properties officeooo:rsid="0020d8fd"/>
    </style:style>
    <style:style style:name="T2" style:family="text">
      <style:text-properties officeooo:rsid="002864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caro 2018/2019</text:p>
      <text:list xml:id="list702481798986758728" text:style-name="L1">
        <text:list-item>
          <text:p text:style-name="P1">Quantitativo di iscritti massimo: ogni tutor gestisce 4 gruppi formato da 3,4 persone (<text:span text:style-name="T1">48</text:span>) <text:span text:style-name="T1">totali</text:span></text:p>
        </text:list-item>
        <text:list-item>
          <text:p text:style-name="P2">2 giorni <text:s/>a settimana pomeridiani</text:p>
        </text:list-item>
        <text:list-item>
          <text:p text:style-name="P2">Per noi tutor una volta a settimana la mattina Icaro</text:p>
        </text:list-item>
        <text:list-item>
          <text:p text:style-name="P2">Preparare robot explorer junior e senior come esempio</text:p>
        </text:list-item>
        <text:list-item>
          <text:p text:style-name="P3">I nuovi iscritti possono fare solo l’explorer junior</text:p>
        </text:list-item>
        <text:list-item>
          <text:p text:style-name="P3">I circuiti vengono fatti solo su mille fori</text:p>
        </text:list-item>
        <text:list-item>
          <text:p text:style-name="P4">Tracciare le presenze nel miglior modo possibile</text:p>
        </text:list-item>
        <text:list-item>
          <text:p text:style-name="P4">Ognuno fa un power point e si devono fare le lezioni uguali per tutti</text:p>
        </text:list-item>
        <text:list-item>
          <text:p text:style-name="P4">Preparare i kit per le persone prima dell’inizio del corso</text:p>
        </text:list-item>
        <text:list-item>
          <text:p text:style-name="P4">Preparare 3 basi di riferimemto per gl explorer</text:p>
        </text:list-item>
        <text:list-item>
          <text:p text:style-name="P5">Assegnare dei voti che influiscano sullo studente</text:p>
        </text:list-item>
        <text:list-item>
          <text:p text:style-name="P5">Fare una tabella di marcia</text:p>
        </text:list-item>
        <text:list-item>
          <text:p text:style-name="P5">Avere un solo tipo di modo di saldare</text:p>
        </text:list-item>
        <text:list-item>
          <text:p text:style-name="P5"><text:span text:style-name="T2">D</text:span>ivedere il corso in capitoli con questionari ogni capitolo</text:p>
        </text:list-item>
        <text:list-item>
          <text:p text:style-name="P5"><text:span text:style-name="T2">C</text:span>reare dei gruppi su google drive/dropbox</text:p>
        </text:list-item>
        <text:list-item>
          <text:p text:style-name="P6">Preparare una guida per la creazione dei gruppi</text:p>
        </text:list-item>
        <text:list-item>
          <text:p text:style-name="P6">Implementare telegram con il corso</text:p>
        </text:list-item>
        <text:list-item>
          <text:p text:style-name="P7">Ogni capitolo facciamo sfidare i ragazzi tra di loro tra le squadre</text:p>
        </text:list-item>
        <text:list-item>
          <text:p text:style-name="P8">Test immediati dei componen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6:41:54.721570088</meta:creation-date>
    <dc:date>2018-04-17T17:44:00.305529471</dc:date>
    <meta:editing-duration>PT31M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78" meta:character-count="975" meta:non-whitespace-character-count="835"/>
  </office:meta>
</office:document-meta>
</file>